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fo:font-family="Arial" style:font-family-asian="Arial" style:font-family-complex="Arial" fo:background-color="transparent" fo:color="#00617e"/>
    </style:style>
    <style:style style:name="T2" style:family="text">
      <style:text-properties fo:font-size="15.00pt" fo:font-weight="bold" fo:font-family="Arial" style:font-family-asian="Arial" style:font-family-complex="Arial" fo:background-color="transparent" fo:color="#00617e"/>
    </style:style>
    <style:style style:name="T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fo:color="#00b050"/>
    </style:style>
    <style:style style:name="T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fo:color="#00b050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0.00pt" fo:font-weight="bold" fo:font-family="Arial" style:font-family-asian="Arial" style:font-family-complex="Arial" fo:background-color="transparent" fo:color="#ff0000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bold" fo:font-family="Arial" style:font-family-asian="Arial" style:font-family-complex="Arial" fo:background-color="transparent" fo:color="#666666"/>
    </style:style>
    <style:style style:name="T27" style:family="text">
      <style:text-properties fo:font-size="10.00pt" fo:font-weight="normal" fo:font-family="Arial" style:font-family-asian="Arial" style:font-family-complex="Arial" fo:background-color="transparent" fo:color="#666666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666666"/>
    </style:style>
    <style:style style:name="T31" style:family="text">
      <style:text-properties fo:font-size="10.00pt" fo:font-weight="normal" fo:font-family="Arial" style:font-family-asian="Arial" style:font-family-complex="Arial" fo:background-color="transparent" fo:color="#666666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0.00pt" fo:font-weight="bold" fo:font-family="Arial" style:font-family-asian="Arial" style:font-family-complex="Arial" fo:background-color="transparent" fo:color="#666666"/>
    </style:style>
    <style:style style:name="T35" style:family="text">
      <style:text-properties fo:font-size="10.00pt" fo:font-weight="normal" fo:font-family="Arial" style:font-family-asian="Arial" style:font-family-complex="Arial" fo:background-color="transparent" fo:color="#666666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100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101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02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03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2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28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29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3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4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47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48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6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70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71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72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7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9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99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00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01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21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22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23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24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50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51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52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26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74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75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76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7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29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99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300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3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31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3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323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324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325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32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34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3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50.00%" fo:text-align="justify" fo:margin-top="17.00pt"/>
    </style:style>
    <style:style style:name="P2" style:family="paragraph">
      <style:paragraph-properties fo:line-height="150.00%" fo:text-align="justify" fo:margin-left="0.00pt" fo:text-indent="18.15pt" fo:margin-top="5.65pt" fo:margin-bottom="5.65pt"/>
    </style:style>
    <style:style style:name="P3" style:family="paragraph">
      <style:paragraph-properties fo:line-height="150.00%" fo:text-align="justify" fo:margin-top="5.65pt" fo:margin-bottom="5.65pt"/>
    </style:style>
    <text:list-style style:name="L4">
      <text:list-level-style-bullet text:level="1" text:bullet-char="•">
        <style:list-level-properties text:space-before="29.50pt" text:min-label-width="11.35pt"/>
        <style:text-properties fo:font-family="Symbol"/>
      </text:list-level-style-bullet>
    </text:list-style>
    <style:style style:name="P4" style:family="paragraph">
      <style:paragraph-properties fo:line-height="100.00%" fo:text-align="left" fo:margin-left="44.35pt" fo:text-indent="-44.35pt" fo:margin-top="5.65pt" fo:margin-bottom="5.65pt"/>
    </style:style>
    <style:style style:name="P5" style:family="paragraph">
      <style:paragraph-properties fo:line-height="100.00%" fo:text-align="left" fo:margin-left="-18.15pt" fo:text-indent="18.15pt" fo:margin-top="5.65pt" fo:margin-bottom="5.65pt"/>
    </style:style>
    <style:style style:name="P6" style:family="paragraph">
      <style:paragraph-properties fo:line-height="100.00%" fo:text-align="left" fo:margin-left="44.35pt" fo:text-indent="-44.35pt" fo:margin-top="5.65pt" fo:margin-bottom="5.65pt"/>
    </style:style>
    <style:style style:name="P7" style:family="paragraph">
      <style:paragraph-properties fo:line-height="150.00%" fo:text-align="justify" fo:margin-top="17.00pt"/>
    </style:style>
    <style:style style:name="P8" style:family="paragraph">
      <style:paragraph-properties fo:line-height="100.00%" fo:text-align="left" fo:margin-left="11.50pt" fo:text-indent="0.00pt" fo:margin-top="5.65pt" fo:margin-bottom="5.65pt"/>
    </style:style>
    <style:style style:name="P9" style:family="paragraph">
      <style:paragraph-properties fo:line-height="100.00%" fo:text-align="justify" fo:margin-left="0.00pt" fo:text-indent="18.15pt" fo:margin-top="5.65pt" fo:margin-bottom="5.65pt"/>
    </style:style>
    <style:style style:name="P10" style:family="paragraph">
      <style:paragraph-properties fo:line-height="150.00%" fo:text-align="justify" fo:margin-left="0.00pt" fo:text-indent="18.15pt" fo:margin-top="5.65pt"/>
    </style:style>
    <text:list-style style:name="L11">
      <text:list-level-style-bullet text:level="1" text:bullet-char="•">
        <style:list-level-properties text:space-before="29.50pt" text:min-label-width="11.35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37.25pt" fo:text-indent="-37.25pt" fo:margin-top="5.65pt" fo:margin-bottom="5.65pt"/>
    </style:style>
    <style:style style:name="P12" style:family="paragraph">
      <style:paragraph-properties fo:line-height="100.00%" fo:text-align="left" fo:margin-left="37.25pt" fo:text-indent="-37.25pt" fo:margin-top="5.65pt" fo:margin-bottom="5.65pt"/>
    </style:style>
    <style:style style:name="P13" style:family="paragraph">
      <style:paragraph-properties fo:line-height="100.00%" fo:text-align="left" fo:margin-left="37.25pt" fo:text-indent="-37.25pt" fo:margin-top="5.65pt" fo:margin-bottom="5.65pt"/>
    </style:style>
    <style:style style:name="P14" style:family="paragraph">
      <style:paragraph-properties fo:line-height="100.00%" fo:text-align="left" fo:margin-left="37.25pt" fo:text-indent="-37.25pt" fo:margin-top="5.65pt" fo:margin-bottom="5.65pt"/>
    </style:style>
    <style:style style:name="P15" style:family="paragraph">
      <style:paragraph-properties fo:line-height="100.00%" fo:text-align="left" fo:margin-left="37.25pt" fo:text-indent="-37.25pt" fo:margin-top="5.65pt" fo:margin-bottom="5.65pt"/>
    </style:style>
    <style:style style:name="P16" style:family="paragraph">
      <style:paragraph-properties fo:line-height="150.00%" fo:text-align="justify" fo:margin-top="17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50.00%" fo:text-align="left" fo:margin-top="5.65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50.00%" fo:text-align="left" fo:margin-top="5.65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50.00%" fo:text-align="left" fo:margin-top="5.65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50.00%" fo:text-align="left" fo:margin-top="5.65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50.00%" fo:text-align="left" fo:margin-top="5.65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50.00%" fo:text-align="left" fo:margin-top="5.65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50.00%" fo:text-align="left" fo:margin-top="5.65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50.00%" fo:text-align="left" fo:margin-top="5.65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50.00%" fo:text-align="left" fo:margin-top="5.65pt"/>
    </style:style>
    <style:style style:name="P35" style:family="paragraph">
      <style:paragraph-properties fo:line-height="100.00%" fo:text-align="left"/>
    </style:style>
  </office:automatic-styles>
  <office:body>
    <office:text>
      <text:p text:style-name="P1"><text:span text:style-name="T1">Projekt DNSSEC rozší</text:span><text:span text:style-name="T2">ření pro webové prohlížeče založené na knihovně libunbound </text:span></text:p>
      <text:p text:style-name="P2"><text:span text:style-name="T3">Cílem toho projektu je vytvo</text:span><text:span text:style-name="T4">řit jednotné rozšíření založené na klihovně libunbound pro prohlížeče Internet Explorer, Mozilla Firefox a Google Chrome, který bude vizuálně informovat uživatele o bezpečnosti jeho připojení na základě protokolu DNSSEC. To umožní snáze identifikovat potenciální riziko podvrhu DNS záznamu nebo IP adresy při přístupu na internetové stránky a varovat uživatele. Rozšíření bude k dispozici pod svobodnou licencí.</text:span></text:p>
      <text:p text:style-name="P3"><text:span text:style-name="T5">Barvy ikony klíčku a loga informačního panelu</text:span><text:span text:style-name="T6"/></text:p>
      <text:list text:style-name="L4">
        <text:list-item>
          <text:p text:style-name="P4"><text:span text:style-name="T7">Zelená</text:span><text:span text:style-name="T8"><text:s/>–<text:s/></text:span><text:span text:style-name="T9">existující<text:s/></text:span><text:span text:style-name="T10">doménové jméno má platný podpis,<text:s/></text:span><text:span text:style-name="T11">vznikl řetězec důvěry a IP adresa validatoru a webového prohlíče se shodují nebo nexistující<text:s/></text:span><text:span text:style-name="T12">doménové jméno má platný podpis</text:span><text:span text:style-name="T13"><text:s/>a</text:span><text:span text:style-name="T14"><text:s/></text:span><text:span text:style-name="T15">vznikl řetězec důvěry.<text:s text:c="2"/></text:span></text:p>
        </text:list-item>
        <text:list-item>
          <text:p text:style-name="P4"><text:span text:style-name="T16">Zelená s černým vykřičníkem</text:span><text:span text:style-name="T17"><text:s/>–<text:s/></text:span><text:span text:style-name="T18">existující<text:s/></text:span><text:span text:style-name="T19">doménové jméno má platný podpis,<text:s/></text:span><text:span text:style-name="T20">vznikl řetězec důvěry ale IP adresa validátoru a webového prohlíče se neshodují.</text:span></text:p>
        </text:list-item>
        <text:list-item>
          <text:p text:style-name="P4"><text:span text:style-name="T21">Červená</text:span><text:span text:style-name="T22"><text:s/>–<text:s/></text:span><text:span text:style-name="T23">buď<text:s/></text:span><text:span text:style-name="T24">nelze vytvo</text:span><text:span text:style-name="T25">řit řetězec důvěry, nebo podpis doménového jména není platný.</text:span></text:p>
        </text:list-item>
        <text:list-item>
          <text:p text:style-name="P5"><text:span text:style-name="T26">Šedá</text:span><text:span text:style-name="T27"><text:s/></text:span><text:span text:style-name="T28">–<text:s/></text:span><text:span text:style-name="T29">spojení ani doménové jméno není zabezpečeno DNSSEC technologií.</text:span></text:p>
        </text:list-item>
        <text:list-item>
          <text:p text:style-name="P6"><text:span text:style-name="T30">Bílá</text:span><text:span text:style-name="T31"><text:s/></text:span><text:span text:style-name="T32">–<text:s/></text:span><text:span text:style-name="T33">prvotní spuštění doplňku nebo nová prázdná záložka či okno.</text:span></text:p>
        </text:list-item>
        <text:list-item>
          <text:p text:style-name="P6"><text:span text:style-name="T34">Bílá s černým otazníkem</text:span><text:span text:style-name="T35"><text:s/></text:span><text:span text:style-name="T36">–<text:s/></text:span><text:span text:style-name="T37">chyba zabezpečení DNSSEC nebo nelze navázat spojení se vzdáleným serverem.</text:span></text:p>
        </text:list-item>
      </text:list>
      <text:p text:style-name="P7"><text:span text:style-name="T38">Stavový diagram</text:span></text:p>
      <text:p text:style-name="P8"><text:span text:style-name="T39">Níže uvedený stavový diagram popisuje logiku stav</text:span><text:span text:style-name="T40">ů rozšíření. Každý stav bude reprezentován barevnou ikonkou ve formě klíče, barevným logem s nápisem „DNSSEC“ a informačním textem specifickým pro daný stav.</text:span></text:p>
      <text:p text:style-name="P9"><draw:frame text:anchor-type="as-char" svg:width="146.58mm" svg:height="195.26mm" style:rel-width="scale" style:rel-height="scale"><draw:object-ole xlink:href="OleObj1"/><draw:image xlink:href="ObjectReplacements/OleObj1"/></draw:frame><text:span text:style-name="T41"/></text:p>
      <text:p text:style-name="P10"><text:span text:style-name="T42"/></text:p>
      <text:p text:style-name="P10"><text:span text:style-name="T43">Diagram pokrývá následující stavy:</text:span></text:p>
      <text:list text:style-name="L11">
        <text:list-item>
          <text:p text:style-name="P11"><text:span text:style-name="T44">Stav</text:span><text:span text:style-name="T45"><text:s/>0</text:span><text:span text:style-name="T46"><text:s/>-</text:span><text:span text:style-name="T47"><text:s/>chybový – nepoda</text:span><text:span text:style-name="T48">řilo se připojit ke vzálenému serveru nebo nastala chyba DNSSEC zabezpečení.</text:span></text:p>
        </text:list-item>
        <text:list-item>
          <text:p text:style-name="P11"><text:span text:style-name="T49">Stav<text:s/></text:span><text:span text:style-name="T50">1</text:span><text:span text:style-name="T51"><text:s/>–<text:s/></text:span><text:span text:style-name="T52">doménové jméno není DNSSECem zabezpe</text:span><text:span text:style-name="T53">čeno</text:span><text:span text:style-name="T54">.</text:span></text:p>
        </text:list-item>
        <text:list-item>
          <text:p text:style-name="P11"><text:span text:style-name="T55">Stav<text:s/></text:span><text:span text:style-name="T56">2</text:span><text:span text:style-name="T57"><text:s/>–<text:s/></text:span><text:span text:style-name="T58">doménové jméno i spojení je DNSSECem<text:s/></text:span><text:span text:style-name="T59">řádně zabezpečeno a IP adresy prohližeče i validátoru jsou totožné.</text:span><text:span text:style-name="T60"/></text:p>
        </text:list-item>
        <text:list-item>
          <text:p text:style-name="P11"><text:span text:style-name="T61">Stav<text:s/></text:span><text:span text:style-name="T62">3</text:span><text:span text:style-name="T63"><text:s/>–<text:s/></text:span><text:span text:style-name="T64">doménové jméno i spojení je DNSSECem<text:s/></text:span><text:span text:style-name="T65">řádně zabezpečeno ale IP adresy prohližeče i validátoru jsou odlišné.</text:span><text:span text:style-name="T66"/></text:p>
        </text:list-item>
        <text:list-item>
          <text:p text:style-name="P12"><text:span text:style-name="T67">Stav<text:s/></text:span><text:span text:style-name="T68">4</text:span><text:span text:style-name="T69"><text:s/>– doménové jméno i spojení je DNSSECem<text:s/></text:span><text:span text:style-name="T70">řádně zabezpečeno a IP adresy prohližeče i validátoru jsou totožné. Informace byly ověřeny na základě DLV registru.</text:span></text:p>
        </text:list-item>
        <text:list-item>
          <text:p text:style-name="P13"><text:span text:style-name="T71">Stav<text:s/></text:span><text:span text:style-name="T72">5</text:span><text:span text:style-name="T73"><text:s/>– doménové jméno i spojení je DNSSECem<text:s/></text:span><text:span text:style-name="T74">řádně zabezpečeno ale IP adresy prohližeče i validátoru jsou odlišné. Informace byly ověřeny na základě DLV registru.</text:span><text:span text:style-name="T75"/></text:p>
        </text:list-item>
        <text:list-item>
          <text:p text:style-name="P14"><text:span text:style-name="T76">Stav<text:s/></text:span><text:span text:style-name="T77">6</text:span><text:span text:style-name="T78"><text:s/>-<text:s/></text:span><text:span text:style-name="T79">nelze vytvo</text:span><text:span text:style-name="T80">řit řetězec důvěry nebo podpis doménového jména není platný.</text:span></text:p>
        </text:list-item>
        <text:list-item>
          <text:p text:style-name="P15"><text:span text:style-name="T81">Stav<text:s/></text:span><text:span text:style-name="T82">7</text:span><text:span text:style-name="T83"><text:s/>–<text:s/></text:span><text:span text:style-name="T84">neexistující<text:s/></text:span><text:span text:style-name="T85">doménové jméno<text:s/></text:span><text:span text:style-name="T86">není zabezpečeno DNSSECem.</text:span><text:span text:style-name="T87"/></text:p>
        </text:list-item>
        <text:list-item>
          <text:p text:style-name="P15"><text:span text:style-name="T88">Stav 8</text:span><text:span text:style-name="T89"><text:s/>–</text:span><text:span text:style-name="T90"><text:s/></text:span><text:span text:style-name="T91">spojení je DNSSECem<text:s/></text:span><text:span text:style-name="T92">řádně zabezpečeno, ovšem doménové jméno neexistuje.</text:span><text:span text:style-name="T93"/></text:p>
        </text:list-item>
        <text:list-item>
          <text:p text:style-name="P15"><text:span text:style-name="T94">Stav<text:s/></text:span><text:span text:style-name="T95">9</text:span><text:span text:style-name="T96"><text:s/>– neexistující doménové jméno je ov</text:span><text:span text:style-name="T97">ěřeno, ovšem nelze vytvořit řetězec důvěry.</text:span><text:span text:style-name="T98"/></text:p>
        </text:list-item>
      </text:list>
      <text:p text:style-name="P16"><text:span text:style-name="T99">Informa</text:span><text:span text:style-name="T100">ční texty</text:span></text:p>
      <text:p text:style-name="P17"><text:span text:style-name="T101">Stav</text:span><text:span text:style-name="T102"><text:s/>0 -</text:span><text:span text:style-name="T103"><text:s/>chybový</text:span></text:p>
      <text:p text:style-name="P17"><text:span text:style-name="T104"/></text:p>
      <text:p text:style-name="P17"><text:span text:style-name="T105">Barva ikonky</text:span><text:span text:style-name="T106"><text:s/>klíče</text:span><text:span text:style-name="T107">, loga</text:span><text:span text:style-name="T108"><text:s/>v panelu</text:span><text:span text:style-name="T109">:</text:span><text:span text:style-name="T110"><text:s/>šedá s<text:s/></text:span><text:span text:style-name="T111">černým otazníkem, šedá<text:s/></text:span><text:span text:style-name="T112">s<text:s/></text:span><text:span text:style-name="T113">černým otazníkem</text:span><text:span text:style-name="T114"/></text:p>
      <text:p text:style-name="P17"><text:span text:style-name="T115">Nadpis:</text:span><text:span text:style-name="T116"><text:s/>Stav DNSSEC neznámý</text:span></text:p>
      <text:p text:style-name="P17"><text:span text:style-name="T117">Informace o domén</text:span><text:span text:style-name="T118">ě:</text:span><text:span text:style-name="T119"><text:s/>Zabezpečení domény<text:s/></text:span><text:a xlink:href="http://www.example.cz/"><text:span text:style-name="T121">www.example.cz</text:span></text:a><text:span text:style-name="T122"><text:s/>pomocí technologie DNSSEC nelze ove</text:span><text:span text:style-name="T123">řit.</text:span></text:p>
      <text:p text:style-name="P17"><text:span text:style-name="T124">Dopl</text:span><text:span text:style-name="T125">ňující text:</text:span><text:span text:style-name="T126"><text:s/>Při zjišťování stavu zabezpečení technologií DNSSEC došlo pravděpodobně<text:s text:c="2"/>k chybě. Ta může být zapříčiněna buď výpadkem spojení ke vzdálenému serveru nebo při ověřování DNSSEC mohla nastat neočekávaná chyba. </text:span></text:p>
      <text:p text:style-name="P18"><text:span text:style-name="T127">Stav<text:s/></text:span><text:span text:style-name="T128">1</text:span><text:span text:style-name="T129"/></text:p>
      <text:p text:style-name="P19"><text:span text:style-name="T130">Barva ikonky, loga:</text:span><text:span text:style-name="T131"><text:s/>šedá</text:span><text:span text:style-name="T132">, šedá</text:span></text:p>
      <text:p text:style-name="P19"><text:span text:style-name="T133">Nadpis:</text:span><text:span text:style-name="T134"><text:s/>Nezabezpe</text:span><text:span text:style-name="T135">čeno DNSSEC</text:span></text:p>
      <text:p text:style-name="P19"><text:span text:style-name="T136">Informace o domén</text:span><text:span text:style-name="T137">ě:</text:span><text:span text:style-name="T138"><text:s/>Doménové jméno<text:s/></text:span><text:a xlink:href="http://www.example.cz/"><text:span text:style-name="T140">www.example.cz</text:span></text:a><text:span text:style-name="T141"><text:s/>není zabezpe</text:span><text:span text:style-name="T142">čeno technologií DNSSEC.</text:span></text:p>
      <text:p text:style-name="P19"><text:span text:style-name="T143">Dopl</text:span><text:span text:style-name="T144">ňující text:</text:span><text:span text:style-name="T145"><text:s/>Váš počítač při přístupu k vzdálenému serveru není zabezpečen technologií DNSSEC a proto nejste ochráněni proti podvržení doménového jména.</text:span><text:span text:style-name="T146"/></text:p>
      <text:p text:style-name="P20"><text:span text:style-name="T146">Stav<text:s/></text:span><text:span text:style-name="T147">2</text:span><text:span text:style-name="T148"/></text:p>
      <text:p text:style-name="P21"><text:span text:style-name="T149">Barva ikonky</text:span><text:span text:style-name="T150"><text:s/>klíče</text:span><text:span text:style-name="T151">, loga</text:span><text:span text:style-name="T152"><text:s/></text:span><text:span text:style-name="T153">v panelu</text:span><text:span text:style-name="T154">:</text:span><text:span text:style-name="T155"><text:s/>zelená, zelená</text:span></text:p>
      <text:p text:style-name="P21"><text:span text:style-name="T156">Nadpis:</text:span><text:span text:style-name="T157"><text:s/>Zabezpe</text:span><text:span text:style-name="T158">čeno DNSSEC</text:span></text:p>
      <text:p text:style-name="P21"><text:span text:style-name="T159">Informace o domén</text:span><text:span text:style-name="T160">ě:</text:span><text:span text:style-name="T161"><text:s/>Doménové jméno<text:s/></text:span><text:a xlink:href="http://www.example.cz/"><text:span text:style-name="T163">www.example.cz</text:span></text:a><text:span text:style-name="T164"><text:s/>je zabezpe</text:span><text:span text:style-name="T165">čeno technologií DNSSEC.</text:span></text:p>
      <text:p text:style-name="P21"><text:span text:style-name="T166">Dopl</text:span><text:span text:style-name="T167">ňující text:</text:span><text:span text:style-name="T168"><text:s/>Váš počítač je při přístupu ke vzdálenému serveru řádně zabezpečen technologií DNSSEC a proto jste ochráněni proti podvržení doménového jména.</text:span><text:span text:style-name="T169"/></text:p>
      <text:p text:style-name="P22"><text:span text:style-name="T170">Stav<text:s/></text:span><text:span text:style-name="T171">3</text:span><text:span text:style-name="T172"/></text:p>
      <text:p text:style-name="P23"><text:span text:style-name="T173">Barva ikonky</text:span><text:span text:style-name="T174"><text:s/>klíče</text:span><text:span text:style-name="T175">, loga</text:span><text:span text:style-name="T176"><text:s/>v panelu</text:span><text:span text:style-name="T177">:</text:span><text:span text:style-name="T178"><text:s/>zelená</text:span><text:span text:style-name="T179"><text:s/>s černým vykřičníkem</text:span><text:span text:style-name="T180">, zelená</text:span><text:span text:style-name="T181"><text:s/>s černým vykřičníkem</text:span><text:span text:style-name="T182"/></text:p>
      <text:p text:style-name="P23"><text:span text:style-name="T183">Nadpis:</text:span><text:span text:style-name="T184"><text:s/>Zabezpe</text:span><text:span text:style-name="T185">čeno DNSSEC</text:span></text:p>
      <text:p text:style-name="P23"><text:span text:style-name="T186">Informace o domén</text:span><text:span text:style-name="T187">ě:</text:span><text:span text:style-name="T188"><text:s/>Doménové jméno<text:s/></text:span><text:a xlink:href="http://www.example.cz/"><text:span text:style-name="T190">www.example.cz</text:span></text:a><text:span text:style-name="T191"><text:s/>je zabezpe</text:span><text:span text:style-name="T192">čeno technologií DNSSEC.</text:span></text:p>
      <text:p text:style-name="P23"><text:span text:style-name="T193">Dopl</text:span><text:span text:style-name="T194">ňující text:</text:span><text:span text:style-name="T195"><text:s/>Váš počítač je při přístupu ke vzdálenému serveru řádně zabezpečen echnologií DNSSEC a proto jste ochráněni proti podvržení doménového jména. </text:span></text:p>
      <text:p text:style-name="P23"><text:span text:style-name="T196">Poznámka</text:span><text:span text:style-name="T197">: IP adresa serveru získaná prohlížečem je odlišná od IP adresy získané DNSSEC doplňkem, což může znamenat legitimní důvod ale také podvržení doménového jmena.</text:span><text:span text:style-name="T198"/></text:p>
      <text:p text:style-name="P24"><text:span text:style-name="T199">Stav<text:s/></text:span><text:span text:style-name="T200">4</text:span><text:span text:style-name="T201"/></text:p>
      <text:p text:style-name="P25"><text:span text:style-name="T202">Barva ikonky</text:span><text:span text:style-name="T203"><text:s/>klíče</text:span><text:span text:style-name="T204">, loga</text:span><text:span text:style-name="T205"><text:s/>v panelu</text:span><text:span text:style-name="T206">:</text:span><text:span text:style-name="T207"><text:s/>zelená, zelená</text:span></text:p>
      <text:p text:style-name="P25"><text:span text:style-name="T208">Nadpis:</text:span><text:span text:style-name="T209"><text:s/>Zabezpe</text:span><text:span text:style-name="T210">čeno DNSSEC</text:span></text:p>
      <text:p text:style-name="P25"><text:span text:style-name="T211">Informace o domén</text:span><text:span text:style-name="T212">ě:</text:span><text:span text:style-name="T213"><text:s/>Doménové jméno<text:s/></text:span><text:a xlink:href="http://www.example.cz/"><text:span text:style-name="T215">www.example.cz</text:span></text:a><text:span text:style-name="T216"><text:s/>je zabezpe</text:span><text:span text:style-name="T217">čeno technologií DNSSEC.</text:span></text:p>
      <text:p text:style-name="P25"><text:span text:style-name="T218">Dopl</text:span><text:span text:style-name="T219">ňující text:</text:span><text:span text:style-name="T220"><text:s/>Váš počítač je při přístupu ke vzdálenému serveru řádně zabezpečen technologií DNSSEC a proto jste ochráněni proti podvržení doménového jména. DNSSEC stav byl ovšem ověřen na základě DS záznamů získaných DLV registru.</text:span><text:span text:style-name="T221"/></text:p>
      <text:p text:style-name="P26"><text:span text:style-name="T221">Stav<text:s/></text:span><text:span text:style-name="T222">5</text:span><text:span text:style-name="T223"/></text:p>
      <text:p text:style-name="P27"><text:span text:style-name="T224">Barva ikonky</text:span><text:span text:style-name="T225"><text:s/>klíče</text:span><text:span text:style-name="T226">, loga</text:span><text:span text:style-name="T227"><text:s/>v panelu</text:span><text:span text:style-name="T228">:</text:span><text:span text:style-name="T229"><text:s/>zelená</text:span><text:span text:style-name="T230"><text:s/>s černým vykřičníkem</text:span><text:span text:style-name="T231">, zelená</text:span><text:span text:style-name="T232"><text:s/>s černým vykřičníkem</text:span><text:span text:style-name="T233"/></text:p>
      <text:p text:style-name="P27"><text:span text:style-name="T234">Nadpis:</text:span><text:span text:style-name="T235"><text:s/>Zabezpe</text:span><text:span text:style-name="T236">čeno DNSSEC</text:span></text:p>
      <text:p text:style-name="P27"><text:span text:style-name="T237">Informace o domén</text:span><text:span text:style-name="T238">ě:</text:span><text:span text:style-name="T239"><text:s/>Doménové jméno<text:s/></text:span><text:a xlink:href="http://www.example.cz/"><text:span text:style-name="T241">www.example.cz</text:span></text:a><text:span text:style-name="T242"><text:s/>je zabezpe</text:span><text:span text:style-name="T243">čeno technologií DNSSEC.</text:span></text:p>
      <text:p text:style-name="P27"><text:span text:style-name="T244">Dopl</text:span><text:span text:style-name="T245">ňující text:</text:span><text:span text:style-name="T246"><text:s/>Váš počítač je při přístupu ke vzdálenému serveru řádně zabezpečen echnologií DNSSEC a proto jste ochráněni proti podvržení doménového jména. DNSSEC stav byl ovšem ověřen na základě DS záznamů získaných DLV registru.</text:span></text:p>
      <text:p text:style-name="P27"><text:span text:style-name="T247">Poznámka</text:span><text:span text:style-name="T248">: IP adresa serveru získaná prohlížečem je odlišná od IP adresy získané DNSSEC doplňkem, což může znamenat legitimní důvod ale také podvržení doménového jmena.</text:span><text:span text:style-name="T249"/></text:p>
      <text:p text:style-name="P28"><text:span text:style-name="T250">Stav<text:s/></text:span><text:span text:style-name="T251">6</text:span><text:span text:style-name="T252"/></text:p>
      <text:p text:style-name="P29"><text:span text:style-name="T253">Barva ikonky</text:span><text:span text:style-name="T254"><text:s/>klíče</text:span><text:span text:style-name="T255">, loga</text:span><text:span text:style-name="T256"><text:s/>v panelu</text:span><text:span text:style-name="T257">:</text:span><text:span text:style-name="T258"><text:s/></text:span><text:span text:style-name="T259">červená, červená</text:span></text:p>
      <text:p text:style-name="P29"><text:span text:style-name="T260">Nadpis:</text:span><text:span text:style-name="T261"><text:s/>Zabezpe</text:span><text:span text:style-name="T262">čeno DNSSEC</text:span></text:p>
      <text:p text:style-name="P29"><text:span text:style-name="T263">Informace o domén</text:span><text:span text:style-name="T264">ě:</text:span><text:span text:style-name="T265"><text:s/>Doménové jméno<text:s/></text:span><text:a xlink:href="http://www.example.cz/"><text:span text:style-name="T267">www.example.cz</text:span></text:a><text:span text:style-name="T268"><text:s/>je zabezpe</text:span><text:span text:style-name="T269">čeno technologií DNSSEC.</text:span></text:p>
      <text:p text:style-name="P29"><text:span text:style-name="T270">Dopl</text:span><text:span text:style-name="T271">ňující text:</text:span><text:span text:style-name="T272"><text:s/>Váš počítač ovšem při přístupu ke vzdálenému serveru není zabezpečen technologií DNSSEC, tudíž nelze vytvořit řetězec důvěry. Doménové jméno má navíc neplatný podpis, což může signalizovat podvržení jména útočníkem!</text:span><text:span text:style-name="T273"/></text:p>
      <text:p text:style-name="P30"><text:span text:style-name="T274">Stav<text:s/></text:span><text:span text:style-name="T275">7</text:span><text:span text:style-name="T276"/></text:p>
      <text:p text:style-name="P31"><text:span text:style-name="T277">Barva ikonky</text:span><text:span text:style-name="T278"><text:s/>klíče</text:span><text:span text:style-name="T279">, loga</text:span><text:span text:style-name="T280"><text:s/>v panelu</text:span><text:span text:style-name="T281">:</text:span><text:span text:style-name="T282"><text:s/>zelená, zelená</text:span></text:p>
      <text:p text:style-name="P31"><text:span text:style-name="T283">Nadpis:</text:span><text:span text:style-name="T284"><text:s/>Zabezpe</text:span><text:span text:style-name="T285">čeno DNSSEC</text:span></text:p>
      <text:p text:style-name="P31"><text:span text:style-name="T286">Informace o domén</text:span><text:span text:style-name="T287">ě:</text:span><text:span text:style-name="T288"><text:s/>Neexistující doménové jméno<text:s/></text:span><text:a xlink:href="http://www.example.cz/"><text:span text:style-name="T290">www.example.cz</text:span></text:a><text:span text:style-name="T291"><text:s/></text:span><text:span text:style-name="T292">není</text:span><text:span text:style-name="T293"><text:s/>zabezpe</text:span><text:span text:style-name="T294">čeno technologií DNSSEC.</text:span></text:p>
      <text:p text:style-name="P31"><text:span text:style-name="T295">Dopl</text:span><text:span text:style-name="T296">ňující text:</text:span><text:span text:style-name="T297"><text:s/>Váš počítač je při přístupu ke vzdálenému serveru není zabezpečen technologií DNSSEC a proto nejste ochráněni proti podvržení neexistujícího doménového jména.</text:span><text:span text:style-name="T298"/></text:p>
      <text:p text:style-name="P32"><text:span text:style-name="T298">Stav<text:s/></text:span><text:span text:style-name="T299">8</text:span><text:span text:style-name="T300"/></text:p>
      <text:p text:style-name="P33"><text:span text:style-name="T301">Barva ikonky</text:span><text:span text:style-name="T302"><text:s/></text:span><text:span text:style-name="T303">klíče</text:span><text:span text:style-name="T304">, loga</text:span><text:span text:style-name="T305"><text:s/></text:span><text:span text:style-name="T306">v panelu</text:span><text:span text:style-name="T307">:</text:span><text:span text:style-name="T308"><text:s/>zelená, zelená</text:span></text:p>
      <text:p text:style-name="P33"><text:span text:style-name="T309">Nadpis:</text:span><text:span text:style-name="T310"><text:s/>Zabezpe</text:span><text:span text:style-name="T311">čeno DNSSEC</text:span></text:p>
      <text:p text:style-name="P33"><text:span text:style-name="T312">Informace o domén</text:span><text:span text:style-name="T313">ě:</text:span><text:span text:style-name="T314"><text:s/>Neexistující doménové jméno<text:s/></text:span><text:a xlink:href="http://www.example.cz/"><text:span text:style-name="T316">www.example.cz</text:span></text:a><text:span text:style-name="T317"><text:s/>je zabezpe</text:span><text:span text:style-name="T318">čeno technologií DNSSEC.</text:span></text:p>
      <text:p text:style-name="P33"><text:span text:style-name="T319">Dopl</text:span><text:span text:style-name="T320">ňující text:</text:span><text:span text:style-name="T321"><text:s/>Váš počítač je při přístupu ke vzdálenému serveru řádně zabezpečen technologií DNSSEC a proto jste ochráněni proti podvržení neexistujícího doménového jména.</text:span><text:span text:style-name="T322"/></text:p>
      <text:p text:style-name="P34"><text:span text:style-name="T323">Stav<text:s/></text:span><text:span text:style-name="T324">9</text:span><text:span text:style-name="T325"/></text:p>
      <text:p text:style-name="P35"><text:span text:style-name="T326">Barva ikonky</text:span><text:span text:style-name="T327"><text:s/>klíče</text:span><text:span text:style-name="T328">, loga</text:span><text:span text:style-name="T329"><text:s/>v panelu</text:span><text:span text:style-name="T330">:</text:span><text:span text:style-name="T331"><text:s/></text:span><text:span text:style-name="T332">červená</text:span><text:span text:style-name="T333">,<text:s/></text:span><text:span text:style-name="T334">červená</text:span><text:span text:style-name="T335"/></text:p>
      <text:p text:style-name="P35"><text:span text:style-name="T336">Nadpis:</text:span><text:span text:style-name="T337"><text:s/>Zabezpe</text:span><text:span text:style-name="T338">čeno DNSSEC</text:span></text:p>
      <text:p text:style-name="P35"><text:span text:style-name="T339">Informace o domén</text:span><text:span text:style-name="T340">ě:</text:span><text:span text:style-name="T341"><text:s/>Neexistující doménové jméno<text:s/></text:span><text:a xlink:href="http://www.example.cz/"><text:span text:style-name="T343">www.example.cz</text:span></text:a><text:span text:style-name="T344"><text:s/>je zabezpe</text:span><text:span text:style-name="T345">čeno technologií DNSSEC.</text:span></text:p>
      <text:p text:style-name="P35"><text:span text:style-name="T346">Dopl</text:span><text:span text:style-name="T347">ňující text:</text:span><text:span text:style-name="T348"><text:s/>Váš počítač ovšem při přístupu k vzdálenému serveru není zabezpečen technologií DNSSEC. Proto nelze vytvořit řetězec důvěry a může se Vám stát, že neexistující doménové jméno bude podvrženo!</text:span><text:span text:style-name="T3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